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15c" officeooo:paragraph-rsid="0018c15c"/>
    </style:style>
    <style:style style:name="P2" style:family="paragraph" style:parent-style-name="Standard">
      <style:text-properties officeooo:rsid="001a8c47" officeooo:paragraph-rsid="001a8c47"/>
    </style:style>
    <style:style style:name="P3" style:family="paragraph" style:parent-style-name="Standard">
      <style:text-properties officeooo:rsid="001fec39" officeooo:paragraph-rsid="001fec39"/>
    </style:style>
    <style:style style:name="T1" style:family="text">
      <style:text-properties officeooo:rsid="001fec39"/>
    </style:style>
    <style:style style:name="T2" style:family="text">
      <style:text-properties officeooo:rsid="0021e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g glömde att tala om att jag seedar databasen automatiskt med en admin användare med email: admin@telia.com och</text:p>
      <text:p text:style-name="P2">password Pissen30060!. Denna admin <text:s/>användare admin@telia.com får automatiskt role = admin.</text:p>
      <text:p text:style-name="P2"/>
      <text:p text:style-name="P2">Allt detta sker vid anrop av Seeder.SeedData(userManager, roleManager);</text:p>
      <text:p text:style-name="P2">från startup filen.</text:p>
      <text:p text:style-name="P2">Jag nämner detta och i min video presentation</text:p>
      <text:p text:style-name="P2">Du kan ju logga in på azure https://projektdt102g20210319181059.azurewebsites.net/ och ange</text:p>
      <text:p text:style-name="P2">email : admin@telia.com</text:p>
      <text:p text:style-name="P2">Password: Pissen30060!</text:p>
      <text:p text:style-name="P2"/>
      <text:p text:style-name="P2">De image filer som jag laddar upp kan man bara se när man är inloggad som en administratör</text:p>
      <text:p text:style-name="P2">De image filer som jag har laddat upp är alldeles för stora. Jag kunde ha använd Photoshop och minskad ned filesize på dessa,</text:p>
      <text:p text:style-name="P2">Som ett exempel visar jag en häst bild som har filesize 3024x4032 men jag visar den bara i 75x100.</text:p>
      <text:p text:style-name="P2">Jag kunde också ha valt att visa image för anonyma användare som ska köpa böcker men som det fungerar</text:p>
      <text:p text:style-name="P2">nu är det bara administratören admin@telia.com som kan se dessa image fler</text:p>
      <text:p text:style-name="P2">Det är ju lätt att fixa om man vill. Men det var just principen att kunna ladda upp filer som jag ville lära mig. </text:p>
      <text:p text:style-name="P2"/>
      <text:p text:style-name="P2">Du kan testa mail genom att klicka på login och klicka på länken "Forgot your password"</text:p>
      <text:p text:style-name="P2">Responsive design fungerar också fint</text:p>
      <text:p text:style-name="P2"/>
      <text:p text:style-name="P2">//Tony Johans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3T12:19:17.621000000</meta:creation-date>
    <dc:date>2021-03-23T19:50:08.251000000</dc:date>
    <meta:editing-duration>PT1H46M37S</meta:editing-duration>
    <meta:editing-cycles>1</meta:editing-cycles>
    <meta:document-statistic meta:table-count="0" meta:image-count="0" meta:object-count="0" meta:page-count="1" meta:paragraph-count="17" meta:word-count="201" meta:character-count="1217" meta:non-whitespace-character-count="1031"/>
    <meta:generator>LibreOffice/6.3.1.2$Windows_X86_64 LibreOffice_project/b79626edf0065ac373bd1df5c28bd630b4424273</meta:generator>
  </office:meta>
</office:document-meta>
</file>